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/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/>
    <style:style style:name="ce33" style:family="table-cell" style:parent-style-name="Default">
      <style:table-cell-properties fo:background-color="transparent"/>
      <style:text-properties style:use-window-font-color="true"/>
    </style:style>
    <style:style style:name="ce34" style:family="table-cell" style:parent-style-name="Default"/>
    <style:style style:name="ce35" style:family="table-cell" style:parent-style-name="Default">
      <style:table-cell-properties fo:background-color="transparent"/>
      <style:text-properties style:use-window-font-color="true"/>
    </style:style>
    <style:style style:name="ce36" style:family="table-cell" style:parent-style-name="Default"/>
    <style:style style:name="ce37" style:family="table-cell" style:parent-style-name="Default">
      <style:table-cell-properties fo:background-color="transparent"/>
      <style:text-properties style:use-window-font-color="true"/>
    </style:style>
    <style:style style:name="ce38" style:family="table-cell" style:parent-style-name="Default"/>
    <style:style style:name="ce39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/>
    <style:style style:name="ce41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68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10"/>
        <table:table-column table:style-name="co1" table:default-cell-style-name="ce15"/>
        <table:table-column table:style-name="co1" table:default-cell-style-name="ce18"/>
        <table:table-column table:style-name="co1" table:default-cell-style-name="ce21"/>
        <table:table-column table:style-name="co1" table:default-cell-style-name="ce25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40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3" office:value-type="string" calcext:value-type="string">
            <text:p>milestone_2</text:p>
          </table:table-cell>
          <table:table-cell table:style-name="ce3" office:value-type="string" calcext:value-type="string">
            <text:p>milestone_3</text:p>
          </table:table-cell>
          <table:table-cell table:style-name="ce3" office:value-type="string" calcext:value-type="string">
            <text:p>milestone_4</text:p>
          </table:table-cell>
          <table:table-cell table:style-name="ce3" office:value-type="string" calcext:value-type="string">
            <text:p>milestone_5</text:p>
          </table:table-cell>
          <table:table-cell table:style-name="ce3" office:value-type="string" calcext:value-type="string">
            <text:p>milestone_6</text:p>
          </table:table-cell>
          <table:table-cell table:style-name="ce3" office:value-type="string" calcext:value-type="string">
            <text:p>milestone_7</text:p>
          </table:table-cell>
          <table:table-cell table:style-name="ce3" office:value-type="string" calcext:value-type="string">
            <text:p>milestone_8</text:p>
          </table:table-cell>
          <table:table-cell table:style-name="ce3" office:value-type="string" calcext:value-type="string">
            <text:p>milestone_9</text:p>
          </table:table-cell>
          <table:table-cell table:style-name="ce3" office:value-type="string" calcext:value-type="string">
            <text:p>milestone_10</text:p>
          </table:table-cell>
          <table:table-cell table:style-name="ce3" office:value-type="string" calcext:value-type="string">
            <text:p>milestone_11</text:p>
          </table:table-cell>
          <table:table-cell table:style-name="ce3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/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style-name="ce8" office:value-type="float" office:value="0.0499999999999999" calcext:value-type="float">
            <text:p>0.0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0.9" calcext:value-type="float">
            <text:p>0.9</text:p>
          </table:table-cell>
          <table:table-cell table:style-name="ce9" office:value-type="float" office:value="0.0999999999999999" calcext:value-type="float">
            <text:p>0.1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5" calcext:value-type="float">
            <text:p>0.85</text:p>
          </table:table-cell>
          <table:table-cell table:style-name="ce9" office:value-type="float" office:value="0.15" calcext:value-type="float">
            <text:p>0.1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0.8" calcext:value-type="float">
            <text:p>0.8</text:p>
          </table:table-cell>
          <table:table-cell table:style-name="ce9" office:value-type="float" office:value="0.2" calcext:value-type="float">
            <text:p>0.2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.75</text:p>
          </table:table-cell>
          <table:table-cell table:style-name="ce9" office:value-type="float" office:value="0.25" calcext:value-type="float">
            <text:p>0.2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0.7" calcext:value-type="float">
            <text:p>0.7</text:p>
          </table:table-cell>
          <table:table-cell table:style-name="ce9" office:value-type="float" office:value="0.3" calcext:value-type="float">
            <text:p>0.3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5" calcext:value-type="float">
            <text:p>0.65</text:p>
          </table:table-cell>
          <table:table-cell table:style-name="ce9" office:value-type="float" office:value="0.35" calcext:value-type="float">
            <text:p>0.3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0.6" calcext:value-type="float">
            <text:p>0.6</text:p>
          </table:table-cell>
          <table:table-cell table:style-name="ce9" office:value-type="float" office:value="0.4" calcext:value-type="float">
            <text:p>0.4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" calcext:value-type="float">
            <text:p>0.55</text:p>
          </table:table-cell>
          <table:table-cell table:style-name="ce9" office:value-type="float" office:value="0.45" calcext:value-type="float">
            <text:p>0.45</text:p>
          </table:table-cell>
          <table:table-cell table:style-name="ce14"/>
          <table:table-cell table:style-name="ce19"/>
          <table:table-cell table:style-name="ce22"/>
          <table:table-cell table:style-name="ce26"/>
          <table:table-cell table:style-name="ce31"/>
          <table:table-cell table:style-name="ce33"/>
          <table:table-cell table:style-name="ce35"/>
          <table:table-cell table:style-name="ce37"/>
          <table:table-cell table:style-name="ce39"/>
          <table:table-cell table:style-name="ce41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0.5" calcext:value-type="float">
            <text:p>0.5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5" calcext:value-type="float">
            <text:p>0.45</text:p>
          </table:table-cell>
          <table:table-cell table:style-name="ce9" office:value-type="float" office:value="0.55" calcext:value-type="float">
            <text:p>0.55</text:p>
          </table:table-cell>
          <table:table-cell table:number-columns-repeated="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0.4" calcext:value-type="float">
            <text:p>0.4</text:p>
          </table:table-cell>
          <table:table-cell table:style-name="ce9"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table:style-name="ce9" office:value-type="float" office:value="0.65" calcext:value-type="float">
            <text:p>0.65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0.3" calcext:value-type="float">
            <text:p>0.3</text:p>
          </table:table-cell>
          <table:table-cell table:style-name="ce9" office:value-type="float" office:value="0.7" calcext:value-type="float">
            <text:p>0.7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table:style-name="ce9" office:value-type="float" office:value="0.75" calcext:value-type="float">
            <text:p>0.75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0.2" calcext:value-type="float">
            <text:p>0.2</text:p>
          </table:table-cell>
          <table:table-cell table:style-name="ce9"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.15</text:p>
          </table:table-cell>
          <table:table-cell table:style-name="ce9" office:value-type="float" office:value="0.85" calcext:value-type="float">
            <text:p>0.85</text:p>
          </table:table-cell>
          <table:table-cell table:number-columns-repeated="1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0.1" calcext:value-type="float">
            <text:p>0.1</text:p>
          </table:table-cell>
          <table:table-cell table:style-name="ce9" office:value-type="float" office:value="0.9" calcext:value-type="float">
            <text:p>0.9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table:style-name="ce9" office:value-type="float" office:value="0.95" calcext:value-type="float">
            <text:p>0.95</text:p>
          </table:table-cell>
          <table:table-cell table:number-columns-repeated="1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formula="of:=IF(MOD(ROW(); 2)=MOD(COLUMN();2); [.$Q22]*[.$Q22] + [.$Q22]*(1-[.$Q22])*[.R22]; [.$Q22]*(1-[.$Q22])*[.R22])" office:value-type="float" office:value="0" calcext:value-type="float">
            <text:p>0</text:p>
          </table:table-cell>
          <table:table-cell table:formula="of:=IF(MOD(ROW(); 2)=MOD(COLUMN();2); [.$Q22]*[.$Q22] + [.$Q22]*(1-[.$Q22])*[.S22]; [.$Q22]*(1-[.$Q22])*[.S22])" office:value-type="float" office:value="0" calcext:value-type="float">
            <text:p>0</text:p>
          </table:table-cell>
          <table:table-cell table:number-columns-repeated="8"/>
          <table:table-cell table:formula="of:=RAND()" office:value-type="float" office:value="0.409337446403945" calcext:value-type="float">
            <text:p>0.4093374464</text:p>
          </table:table-cell>
          <table:table-cell table:formula="of:=RAND()" office:value-type="float" office:value="0.508863849958515" calcext:value-type="float">
            <text:p>0.50886385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22]/SUM([.$N22:.$O22])" office:value-type="float" office:value="0.445803603224667" calcext:value-type="float">
            <text:p>0.4458036032</text:p>
          </table:table-cell>
          <table:table-cell table:formula="of:=[.O22]/SUM([.$N22:.$O22])" office:value-type="float" office:value="0.554196396775333" calcext:value-type="float">
            <text:p>0.554196396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formula="of:=1-SUM([.D23:.F23])" office:value-type="float" office:value="0.95" calcext:value-type="float">
            <text:p>0.95</text:p>
          </table:table-cell>
          <table:table-cell table:formula="of:=IF(MOD(ROW(); 2)=MOD(COLUMN();2); [.$Q23]*[.$Q23] + [.$Q23]*(1-[.$Q23])*[.R23]; [.$Q23]*(1-[.$Q23])*[.R23])" office:value-type="float" office:value="0.0448602917111004" calcext:value-type="float">
            <text:p>0.0448602917</text:p>
          </table:table-cell>
          <table:table-cell table:formula="of:=IF(MOD(ROW(); 2)=MOD(COLUMN();2); [.$Q23]*[.$Q23] + [.$Q23]*(1-[.$Q23])*[.S23]; [.$Q23]*(1-[.$Q23])*[.S23])" office:value-type="float" office:value="0.00513970828889961" calcext:value-type="float">
            <text:p>0.0051397083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636824177033994" calcext:value-type="float">
            <text:p>0.636824177</text:p>
          </table:table-cell>
          <table:table-cell table:formula="of:=RAND()" office:value-type="float" office:value="0.0374725619154265" calcext:value-type="float">
            <text:p>0.0374725619</text:p>
          </table:table-cell>
          <table:table-cell/>
          <table:table-cell table:formula="of:=[.Q22]+0.05" office:value-type="float" office:value="0.05" calcext:value-type="float">
            <text:p>0.05</text:p>
          </table:table-cell>
          <table:table-cell table:formula="of:=[.N23]/SUM([.$N23:.$O23])" office:value-type="float" office:value="0.944427193917903" calcext:value-type="float">
            <text:p>0.9444271939</text:p>
          </table:table-cell>
          <table:table-cell table:formula="of:=[.O23]/SUM([.$N23:.$O23])" office:value-type="float" office:value="0.055572806082097" calcext:value-type="float">
            <text:p>0.05557280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formula="of:=1-SUM([.D24:.F24])" office:value-type="float" office:value="0.95" calcext:value-type="float">
            <text:p>0.95</text:p>
          </table:table-cell>
          <table:table-cell table:formula="of:=IF(MOD(ROW(); 2)=MOD(COLUMN();2); [.$Q24]*[.$Q24] + [.$Q24]*(1-[.$Q24])*[.R24]; [.$Q24]*(1-[.$Q24])*[.R24])" office:value-type="float" office:value="0.0411932875786395" calcext:value-type="float">
            <text:p>0.0411932876</text:p>
          </table:table-cell>
          <table:table-cell table:formula="of:=IF(MOD(ROW(); 2)=MOD(COLUMN();2); [.$Q24]*[.$Q24] + [.$Q24]*(1-[.$Q24])*[.S24]; [.$Q24]*(1-[.$Q24])*[.S24])" office:value-type="float" office:value="0.00880671242136049" calcext:value-type="float">
            <text:p>0.0088067124</text:p>
          </table:table-cell>
          <table:table-cell table:style-name="ce23"/>
          <table:table-cell/>
          <table:table-cell table:style-name="ce25"/>
          <table:table-cell table:number-columns-repeated="5"/>
          <table:table-cell table:formula="of:=RAND()" office:value-type="float" office:value="0.872246601042816" calcext:value-type="float">
            <text:p>0.872246601</text:p>
          </table:table-cell>
          <table:table-cell table:formula="of:=RAND()" office:value-type="float" office:value="0.198526035304735" calcext:value-type="float">
            <text:p>0.1985260353</text:p>
          </table:table-cell>
          <table:table-cell/>
          <table:table-cell table:formula="of:=[.Q23]" office:value-type="float" office:value="0.05" calcext:value-type="float">
            <text:p>0.05</text:p>
          </table:table-cell>
          <table:table-cell table:formula="of:=[.N24]/SUM([.$N24:.$O24])" office:value-type="float" office:value="0.814595527971358" calcext:value-type="float">
            <text:p>0.814595528</text:p>
          </table:table-cell>
          <table:table-cell table:formula="of:=[.O24]/SUM([.$N24:.$O24])" office:value-type="float" office:value="0.185404472028642" calcext:value-type="float">
            <text:p>0.1854044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11" table:formula="of:=1-SUM([.D25:.F25])" office:value-type="float" office:value="0.9" calcext:value-type="float">
            <text:p>0.9</text:p>
          </table:table-cell>
          <table:table-cell table:formula="of:=IF(MOD(ROW(); 2)=MOD(COLUMN();2); [.$Q25]*[.$Q25] + [.$Q25]*(1-[.$Q25])*[.R25]; [.$Q25]*(1-[.$Q25])*[.R25])" office:value-type="float" office:value="0.0294577764231165" calcext:value-type="float">
            <text:p>0.0294577764</text:p>
          </table:table-cell>
          <table:table-cell table:formula="of:=IF(MOD(ROW(); 2)=MOD(COLUMN();2); [.$Q25]*[.$Q25] + [.$Q25]*(1-[.$Q25])*[.S25]; [.$Q25]*(1-[.$Q25])*[.S25])" office:value-type="float" office:value="0.0705422235768835" calcext:value-type="float">
            <text:p>0.0705422236</text:p>
          </table:table-cell>
          <table:table-cell table:style-name="ce23"/>
          <table:table-cell/>
          <table:table-cell table:style-name="ce25"/>
          <table:table-cell table:number-columns-repeated="5"/>
          <table:table-cell table:formula="of:=RAND()" office:value-type="float" office:value="0.10312532123896" calcext:value-type="float">
            <text:p>0.1031253212</text:p>
          </table:table-cell>
          <table:table-cell table:formula="of:=RAND()" office:value-type="float" office:value="0.211945265834376" calcext:value-type="float">
            <text:p>0.2119452658</text:p>
          </table:table-cell>
          <table:table-cell/>
          <table:table-cell table:formula="of:=[.Q24]+0.05" office:value-type="float" office:value="0.1" calcext:value-type="float">
            <text:p>0.1</text:p>
          </table:table-cell>
          <table:table-cell table:formula="of:=[.N25]/SUM([.$N25:.$O25])" office:value-type="float" office:value="0.327308626923517" calcext:value-type="float">
            <text:p>0.3273086269</text:p>
          </table:table-cell>
          <table:table-cell table:formula="of:=[.O25]/SUM([.$N25:.$O25])" office:value-type="float" office:value="0.672691373076483" calcext:value-type="float">
            <text:p>0.67269137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11" table:formula="of:=1-SUM([.D26:.F26])" office:value-type="float" office:value="0.9" calcext:value-type="float">
            <text:p>0.9</text:p>
          </table:table-cell>
          <table:table-cell table:formula="of:=IF(MOD(ROW(); 2)=MOD(COLUMN();2); [.$Q26]*[.$Q26] + [.$Q26]*(1-[.$Q26])*[.R26]; [.$Q26]*(1-[.$Q26])*[.R26])" office:value-type="float" office:value="0.0379043691916269" calcext:value-type="float">
            <text:p>0.0379043692</text:p>
          </table:table-cell>
          <table:table-cell table:formula="of:=IF(MOD(ROW(); 2)=MOD(COLUMN();2); [.$Q26]*[.$Q26] + [.$Q26]*(1-[.$Q26])*[.S26]; [.$Q26]*(1-[.$Q26])*[.S26])" office:value-type="float" office:value="0.0620956308083731" calcext:value-type="float">
            <text:p>0.0620956308</text:p>
          </table:table-cell>
          <table:table-cell table:style-name="ce23"/>
          <table:table-cell/>
          <table:table-cell table:style-name="ce25"/>
          <table:table-cell table:number-columns-repeated="5"/>
          <table:table-cell table:formula="of:=RAND()" office:value-type="float" office:value="0.169115753172363" calcext:value-type="float">
            <text:p>0.1691157532</text:p>
          </table:table-cell>
          <table:table-cell table:formula="of:=RAND()" office:value-type="float" office:value="0.376333516115536" calcext:value-type="float">
            <text:p>0.3763335161</text:p>
          </table:table-cell>
          <table:table-cell/>
          <table:table-cell table:formula="of:=[.Q25]" office:value-type="float" office:value="0.1" calcext:value-type="float">
            <text:p>0.1</text:p>
          </table:table-cell>
          <table:table-cell table:formula="of:=[.N26]/SUM([.$N26:.$O26])" office:value-type="float" office:value="0.310048546573632" calcext:value-type="float">
            <text:p>0.3100485466</text:p>
          </table:table-cell>
          <table:table-cell table:formula="of:=[.O26]/SUM([.$N26:.$O26])" office:value-type="float" office:value="0.689951453426368" calcext:value-type="float">
            <text:p>0.689951453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style-name="ce11" table:formula="of:=1-SUM([.D27:.F27])" office:value-type="float" office:value="0.85" calcext:value-type="float">
            <text:p>0.85</text:p>
          </table:table-cell>
          <table:table-cell table:formula="of:=IF(MOD(ROW(); 2)=MOD(COLUMN();2); [.$Q27]*[.$Q27] + [.$Q27]*(1-[.$Q27])*[.R27]; [.$Q27]*(1-[.$Q27])*[.R27])" office:value-type="float" office:value="0.058179530469462" calcext:value-type="float">
            <text:p>0.0581795305</text:p>
          </table:table-cell>
          <table:table-cell table:formula="of:=IF(MOD(ROW(); 2)=MOD(COLUMN();2); [.$Q27]*[.$Q27] + [.$Q27]*(1-[.$Q27])*[.S27]; [.$Q27]*(1-[.$Q27])*[.S27])" office:value-type="float" office:value="0.0918204695305381" calcext:value-type="float">
            <text:p>0.0918204695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94373672818487" calcext:value-type="float">
            <text:p>0.4943736728</text:p>
          </table:table-cell>
          <table:table-cell table:formula="of:=RAND()" office:value-type="float" office:value="0.589042483615475" calcext:value-type="float">
            <text:p>0.5890424836</text:p>
          </table:table-cell>
          <table:table-cell/>
          <table:table-cell table:formula="of:=[.Q26]+0.05" office:value-type="float" office:value="0.15" calcext:value-type="float">
            <text:p>0.15</text:p>
          </table:table-cell>
          <table:table-cell table:formula="of:=[.N27]/SUM([.$N27:.$O27])" office:value-type="float" office:value="0.456310042897741" calcext:value-type="float">
            <text:p>0.4563100429</text:p>
          </table:table-cell>
          <table:table-cell table:formula="of:=[.O27]/SUM([.$N27:.$O27])" office:value-type="float" office:value="0.543689957102259" calcext:value-type="float">
            <text:p>0.543689957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style-name="ce11" table:formula="of:=1-SUM([.D28:.F28])" office:value-type="float" office:value="0.85" calcext:value-type="float">
            <text:p>0.85</text:p>
          </table:table-cell>
          <table:table-cell table:formula="of:=IF(MOD(ROW(); 2)=MOD(COLUMN();2); [.$Q28]*[.$Q28] + [.$Q28]*(1-[.$Q28])*[.R28]; [.$Q28]*(1-[.$Q28])*[.R28])" office:value-type="float" office:value="0.0818651893688307" calcext:value-type="float">
            <text:p>0.0818651894</text:p>
          </table:table-cell>
          <table:table-cell table:formula="of:=IF(MOD(ROW(); 2)=MOD(COLUMN();2); [.$Q28]*[.$Q28] + [.$Q28]*(1-[.$Q28])*[.S28]; [.$Q28]*(1-[.$Q28])*[.S28])" office:value-type="float" office:value="0.0681348106311693" calcext:value-type="float">
            <text:p>0.068134810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218979425308821" calcext:value-type="float">
            <text:p>0.2189794253</text:p>
          </table:table-cell>
          <table:table-cell table:formula="of:=RAND()" office:value-type="float" office:value="0.25132778711176" calcext:value-type="float">
            <text:p>0.2513277871</text:p>
          </table:table-cell>
          <table:table-cell/>
          <table:table-cell table:formula="of:=[.Q27]" office:value-type="float" office:value="0.15" calcext:value-type="float">
            <text:p>0.15</text:p>
          </table:table-cell>
          <table:table-cell table:formula="of:=[.N28]/SUM([.$N28:.$O28])" office:value-type="float" office:value="0.465609328382986" calcext:value-type="float">
            <text:p>0.4656093284</text:p>
          </table:table-cell>
          <table:table-cell table:formula="of:=[.O28]/SUM([.$N28:.$O28])" office:value-type="float" office:value="0.534390671617014" calcext:value-type="float">
            <text:p>0.53439067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style-name="ce11" table:formula="of:=1-SUM([.D29:.F29])" office:value-type="float" office:value="0.8" calcext:value-type="float">
            <text:p>0.8</text:p>
          </table:table-cell>
          <table:table-cell table:formula="of:=IF(MOD(ROW(); 2)=MOD(COLUMN();2); [.$Q29]*[.$Q29] + [.$Q29]*(1-[.$Q29])*[.R29]; [.$Q29]*(1-[.$Q29])*[.R29])" office:value-type="float" office:value="0.0796830454139851" calcext:value-type="float">
            <text:p>0.0796830454</text:p>
          </table:table-cell>
          <table:table-cell table:formula="of:=IF(MOD(ROW(); 2)=MOD(COLUMN();2); [.$Q29]*[.$Q29] + [.$Q29]*(1-[.$Q29])*[.S29]; [.$Q29]*(1-[.$Q29])*[.S29])" office:value-type="float" office:value="0.120316954586015" calcext:value-type="float">
            <text:p>0.120316954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730383059390511" calcext:value-type="float">
            <text:p>0.7303830594</text:p>
          </table:table-cell>
          <table:table-cell table:formula="of:=RAND()" office:value-type="float" office:value="0.736193536613582" calcext:value-type="float">
            <text:p>0.7361935366</text:p>
          </table:table-cell>
          <table:table-cell/>
          <table:table-cell table:formula="of:=[.Q28]+0.05" office:value-type="float" office:value="0.2" calcext:value-type="float">
            <text:p>0.2</text:p>
          </table:table-cell>
          <table:table-cell table:formula="of:=[.N29]/SUM([.$N29:.$O29])" office:value-type="float" office:value="0.498019033837407" calcext:value-type="float">
            <text:p>0.4980190338</text:p>
          </table:table-cell>
          <table:table-cell table:formula="of:=[.O29]/SUM([.$N29:.$O29])" office:value-type="float" office:value="0.501980966162593" calcext:value-type="float">
            <text:p>0.50198096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style-name="ce11" table:formula="of:=1-SUM([.D30:.F30])" office:value-type="float" office:value="0.8" calcext:value-type="float">
            <text:p>0.8</text:p>
          </table:table-cell>
          <table:table-cell table:formula="of:=IF(MOD(ROW(); 2)=MOD(COLUMN();2); [.$Q30]*[.$Q30] + [.$Q30]*(1-[.$Q30])*[.R30]; [.$Q30]*(1-[.$Q30])*[.R30])" office:value-type="float" office:value="0.0578307639592171" calcext:value-type="float">
            <text:p>0.057830764</text:p>
          </table:table-cell>
          <table:table-cell table:formula="of:=IF(MOD(ROW(); 2)=MOD(COLUMN();2); [.$Q30]*[.$Q30] + [.$Q30]*(1-[.$Q30])*[.S30]; [.$Q30]*(1-[.$Q30])*[.S30])" office:value-type="float" office:value="0.142169236040783" calcext:value-type="float">
            <text:p>0.14216923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121236896359156" calcext:value-type="float">
            <text:p>0.1212368964</text:p>
          </table:table-cell>
          <table:table-cell table:formula="of:=RAND()" office:value-type="float" office:value="0.966652745488616" calcext:value-type="float">
            <text:p>0.9666527455</text:p>
          </table:table-cell>
          <table:table-cell/>
          <table:table-cell table:formula="of:=[.Q29]" office:value-type="float" office:value="0.2" calcext:value-type="float">
            <text:p>0.2</text:p>
          </table:table-cell>
          <table:table-cell table:formula="of:=[.N30]/SUM([.$N30:.$O30])" office:value-type="float" office:value="0.111442274745107" calcext:value-type="float">
            <text:p>0.1114422747</text:p>
          </table:table-cell>
          <table:table-cell table:formula="of:=[.O30]/SUM([.$N30:.$O30])" office:value-type="float" office:value="0.888557725254893" calcext:value-type="float">
            <text:p>0.888557725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style-name="ce11" table:formula="of:=1-SUM([.D31:.F31])" office:value-type="float" office:value="0.75" calcext:value-type="float">
            <text:p>0.75</text:p>
          </table:table-cell>
          <table:table-cell table:formula="of:=IF(MOD(ROW(); 2)=MOD(COLUMN();2); [.$Q31]*[.$Q31] + [.$Q31]*(1-[.$Q31])*[.R31]; [.$Q31]*(1-[.$Q31])*[.R31])" office:value-type="float" office:value="0.180867023671888" calcext:value-type="float">
            <text:p>0.1808670237</text:p>
          </table:table-cell>
          <table:table-cell table:formula="of:=IF(MOD(ROW(); 2)=MOD(COLUMN();2); [.$Q31]*[.$Q31] + [.$Q31]*(1-[.$Q31])*[.S31]; [.$Q31]*(1-[.$Q31])*[.S31])" office:value-type="float" office:value="0.0691329763281121" calcext:value-type="float">
            <text:p>0.0691329763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987748262523676" calcext:value-type="float">
            <text:p>0.9877482625</text:p>
          </table:table-cell>
          <table:table-cell table:formula="of:=RAND()" office:value-type="float" office:value="0.0362239103095921" calcext:value-type="float">
            <text:p>0.0362239103</text:p>
          </table:table-cell>
          <table:table-cell/>
          <table:table-cell table:formula="of:=[.Q30]+0.05" office:value-type="float" office:value="0.25" calcext:value-type="float">
            <text:p>0.25</text:p>
          </table:table-cell>
          <table:table-cell table:formula="of:=[.N31]/SUM([.$N31:.$O31])" office:value-type="float" office:value="0.964624126250069" calcext:value-type="float">
            <text:p>0.9646241263</text:p>
          </table:table-cell>
          <table:table-cell table:formula="of:=[.O31]/SUM([.$N31:.$O31])" office:value-type="float" office:value="0.0353758737499309" calcext:value-type="float">
            <text:p>0.03537587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style-name="ce11" table:formula="of:=1-SUM([.D32:.F32])" office:value-type="float" office:value="0.75" calcext:value-type="float">
            <text:p>0.75</text:p>
          </table:table-cell>
          <table:table-cell table:formula="of:=IF(MOD(ROW(); 2)=MOD(COLUMN();2); [.$Q32]*[.$Q32] + [.$Q32]*(1-[.$Q32])*[.R32]; [.$Q32]*(1-[.$Q32])*[.R32])" office:value-type="float" office:value="0.216581909422798" calcext:value-type="float">
            <text:p>0.2165819094</text:p>
          </table:table-cell>
          <table:table-cell table:formula="of:=IF(MOD(ROW(); 2)=MOD(COLUMN();2); [.$Q32]*[.$Q32] + [.$Q32]*(1-[.$Q32])*[.S32]; [.$Q32]*(1-[.$Q32])*[.S32])" office:value-type="float" office:value="0.0334180905772015" calcext:value-type="float">
            <text:p>0.033418090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851397166121611" calcext:value-type="float">
            <text:p>0.8513971661</text:p>
          </table:table-cell>
          <table:table-cell table:formula="of:=RAND()" office:value-type="float" office:value="0.184655471373687" calcext:value-type="float">
            <text:p>0.1846554714</text:p>
          </table:table-cell>
          <table:table-cell/>
          <table:table-cell table:formula="of:=[.Q31]" office:value-type="float" office:value="0.25" calcext:value-type="float">
            <text:p>0.25</text:p>
          </table:table-cell>
          <table:table-cell table:formula="of:=[.N32]/SUM([.$N32:.$O32])" office:value-type="float" office:value="0.821770183588259" calcext:value-type="float">
            <text:p>0.8217701836</text:p>
          </table:table-cell>
          <table:table-cell table:formula="of:=[.O32]/SUM([.$N32:.$O32])" office:value-type="float" office:value="0.178229816411741" calcext:value-type="float">
            <text:p>0.17822981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style-name="ce11" table:formula="of:=1-SUM([.D33:.F33])" office:value-type="float" office:value="0.7" calcext:value-type="float">
            <text:p>0.7</text:p>
          </table:table-cell>
          <table:table-cell table:formula="of:=IF(MOD(ROW(); 2)=MOD(COLUMN();2); [.$Q33]*[.$Q33] + [.$Q33]*(1-[.$Q33])*[.R33]; [.$Q33]*(1-[.$Q33])*[.R33])" office:value-type="float" office:value="0.0856404529377139" calcext:value-type="float">
            <text:p>0.0856404529</text:p>
          </table:table-cell>
          <table:table-cell table:formula="of:=IF(MOD(ROW(); 2)=MOD(COLUMN();2); [.$Q33]*[.$Q33] + [.$Q33]*(1-[.$Q33])*[.S33]; [.$Q33]*(1-[.$Q33])*[.S33])" office:value-type="float" office:value="0.214359547062286" calcext:value-type="float">
            <text:p>0.2143595471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655446224623546" calcext:value-type="float">
            <text:p>0.6554462246</text:p>
          </table:table-cell>
          <table:table-cell table:formula="of:=RAND()" office:value-type="float" office:value="0.951781463336637" calcext:value-type="float">
            <text:p>0.9517814633</text:p>
          </table:table-cell>
          <table:table-cell/>
          <table:table-cell table:formula="of:=[.Q32]+0.05" office:value-type="float" office:value="0.3" calcext:value-type="float">
            <text:p>0.3</text:p>
          </table:table-cell>
          <table:table-cell table:formula="of:=[.N33]/SUM([.$N33:.$O33])" office:value-type="float" office:value="0.40781168065578" calcext:value-type="float">
            <text:p>0.4078116807</text:p>
          </table:table-cell>
          <table:table-cell table:formula="of:=[.O33]/SUM([.$N33:.$O33])" office:value-type="float" office:value="0.59218831934422" calcext:value-type="float">
            <text:p>0.59218831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style-name="ce11" table:formula="of:=1-SUM([.D34:.F34])" office:value-type="float" office:value="0.7" calcext:value-type="float">
            <text:p>0.7</text:p>
          </table:table-cell>
          <table:table-cell table:formula="of:=IF(MOD(ROW(); 2)=MOD(COLUMN();2); [.$Q34]*[.$Q34] + [.$Q34]*(1-[.$Q34])*[.R34]; [.$Q34]*(1-[.$Q34])*[.R34])" office:value-type="float" office:value="0.174191610854452" calcext:value-type="float">
            <text:p>0.1741916109</text:p>
          </table:table-cell>
          <table:table-cell table:formula="of:=IF(MOD(ROW(); 2)=MOD(COLUMN();2); [.$Q34]*[.$Q34] + [.$Q34]*(1-[.$Q34])*[.S34]; [.$Q34]*(1-[.$Q34])*[.S34])" office:value-type="float" office:value="0.125808389145548" calcext:value-type="float">
            <text:p>0.1258083891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87884623456065" calcext:value-type="float">
            <text:p>0.3878846235</text:p>
          </table:table-cell>
          <table:table-cell table:formula="of:=RAND()" office:value-type="float" office:value="0.579619978238661" calcext:value-type="float">
            <text:p>0.5796199782</text:p>
          </table:table-cell>
          <table:table-cell/>
          <table:table-cell table:formula="of:=[.Q33]" office:value-type="float" office:value="0.3" calcext:value-type="float">
            <text:p>0.3</text:p>
          </table:table-cell>
          <table:table-cell table:formula="of:=[.N34]/SUM([.$N34:.$O34])" office:value-type="float" office:value="0.400912432640246" calcext:value-type="float">
            <text:p>0.4009124326</text:p>
          </table:table-cell>
          <table:table-cell table:formula="of:=[.O34]/SUM([.$N34:.$O34])" office:value-type="float" office:value="0.599087567359754" calcext:value-type="float">
            <text:p>0.599087567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style-name="ce11" table:formula="of:=1-SUM([.D35:.F35])" office:value-type="float" office:value="0.65" calcext:value-type="float">
            <text:p>0.65</text:p>
          </table:table-cell>
          <table:table-cell table:formula="of:=IF(MOD(ROW(); 2)=MOD(COLUMN();2); [.$Q35]*[.$Q35] + [.$Q35]*(1-[.$Q35])*[.R35]; [.$Q35]*(1-[.$Q35])*[.R35])" office:value-type="float" office:value="0.183410865671474" calcext:value-type="float">
            <text:p>0.1834108657</text:p>
          </table:table-cell>
          <table:table-cell table:formula="of:=IF(MOD(ROW(); 2)=MOD(COLUMN();2); [.$Q35]*[.$Q35] + [.$Q35]*(1-[.$Q35])*[.S35]; [.$Q35]*(1-[.$Q35])*[.S35])" office:value-type="float" office:value="0.166589134328526" calcext:value-type="float">
            <text:p>0.1665891343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903676564924144" calcext:value-type="float">
            <text:p>0.9036765649</text:p>
          </table:table-cell>
          <table:table-cell table:formula="of:=RAND()" office:value-type="float" office:value="0.217229864297391" calcext:value-type="float">
            <text:p>0.2172298643</text:p>
          </table:table-cell>
          <table:table-cell/>
          <table:table-cell table:formula="of:=[.Q34]+0.05" office:value-type="float" office:value="0.35" calcext:value-type="float">
            <text:p>0.35</text:p>
          </table:table-cell>
          <table:table-cell table:formula="of:=[.N35]/SUM([.$N35:.$O35])" office:value-type="float" office:value="0.806201607347139" calcext:value-type="float">
            <text:p>0.8062016073</text:p>
          </table:table-cell>
          <table:table-cell table:formula="of:=[.O35]/SUM([.$N35:.$O35])" office:value-type="float" office:value="0.193798392652861" calcext:value-type="float">
            <text:p>0.19379839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style-name="ce11" table:formula="of:=1-SUM([.D36:.F36])" office:value-type="float" office:value="0.65" calcext:value-type="float">
            <text:p>0.65</text:p>
          </table:table-cell>
          <table:table-cell table:formula="of:=IF(MOD(ROW(); 2)=MOD(COLUMN();2); [.$Q36]*[.$Q36] + [.$Q36]*(1-[.$Q36])*[.R36]; [.$Q36]*(1-[.$Q36])*[.R36])" office:value-type="float" office:value="0.226525302520614" calcext:value-type="float">
            <text:p>0.2265253025</text:p>
          </table:table-cell>
          <table:table-cell table:formula="of:=IF(MOD(ROW(); 2)=MOD(COLUMN();2); [.$Q36]*[.$Q36] + [.$Q36]*(1-[.$Q36])*[.S36]; [.$Q36]*(1-[.$Q36])*[.S36])" office:value-type="float" office:value="0.123474697479386" calcext:value-type="float">
            <text:p>0.1234746975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69784812761012" calcext:value-type="float">
            <text:p>0.3697848128</text:p>
          </table:table-cell>
          <table:table-cell table:formula="of:=RAND()" office:value-type="float" office:value="0.438922711895885" calcext:value-type="float">
            <text:p>0.4389227119</text:p>
          </table:table-cell>
          <table:table-cell/>
          <table:table-cell table:formula="of:=[.Q35]" office:value-type="float" office:value="0.35" calcext:value-type="float">
            <text:p>0.35</text:p>
          </table:table-cell>
          <table:table-cell table:formula="of:=[.N36]/SUM([.$N36:.$O36])" office:value-type="float" office:value="0.457254077013686" calcext:value-type="float">
            <text:p>0.457254077</text:p>
          </table:table-cell>
          <table:table-cell table:formula="of:=[.O36]/SUM([.$N36:.$O36])" office:value-type="float" office:value="0.542745922986314" calcext:value-type="float">
            <text:p>0.5427459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style-name="ce11" table:formula="of:=1-SUM([.D37:.F37])" office:value-type="float" office:value="0.6" calcext:value-type="float">
            <text:p>0.6</text:p>
          </table:table-cell>
          <table:table-cell table:formula="of:=IF(MOD(ROW(); 2)=MOD(COLUMN();2); [.$Q37]*[.$Q37] + [.$Q37]*(1-[.$Q37])*[.R37]; [.$Q37]*(1-[.$Q37])*[.R37])" office:value-type="float" office:value="0.0452752407800954" calcext:value-type="float">
            <text:p>0.0452752408</text:p>
          </table:table-cell>
          <table:table-cell table:formula="of:=IF(MOD(ROW(); 2)=MOD(COLUMN();2); [.$Q37]*[.$Q37] + [.$Q37]*(1-[.$Q37])*[.S37]; [.$Q37]*(1-[.$Q37])*[.S37])" office:value-type="float" office:value="0.354724759219905" calcext:value-type="float">
            <text:p>0.3547247592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0746224192468813" calcext:value-type="float">
            <text:p>0.0746224192</text:p>
          </table:table-cell>
          <table:table-cell table:formula="of:=RAND()" office:value-type="float" office:value="0.320944347724905" calcext:value-type="float">
            <text:p>0.3209443477</text:p>
          </table:table-cell>
          <table:table-cell/>
          <table:table-cell table:formula="of:=[.Q36]+0.05" office:value-type="float" office:value="0.4" calcext:value-type="float">
            <text:p>0.4</text:p>
          </table:table-cell>
          <table:table-cell table:formula="of:=[.N37]/SUM([.$N37:.$O37])" office:value-type="float" office:value="0.188646836583731" calcext:value-type="float">
            <text:p>0.1886468366</text:p>
          </table:table-cell>
          <table:table-cell table:formula="of:=[.O37]/SUM([.$N37:.$O37])" office:value-type="float" office:value="0.811353163416269" calcext:value-type="float">
            <text:p>0.811353163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style-name="ce11" table:formula="of:=1-SUM([.D38:.F38])" office:value-type="float" office:value="0.6" calcext:value-type="float">
            <text:p>0.6</text:p>
          </table:table-cell>
          <table:table-cell table:formula="of:=IF(MOD(ROW(); 2)=MOD(COLUMN();2); [.$Q38]*[.$Q38] + [.$Q38]*(1-[.$Q38])*[.R38]; [.$Q38]*(1-[.$Q38])*[.R38])" office:value-type="float" office:value="0.247138930057368" calcext:value-type="float">
            <text:p>0.2471389301</text:p>
          </table:table-cell>
          <table:table-cell table:formula="of:=IF(MOD(ROW(); 2)=MOD(COLUMN();2); [.$Q38]*[.$Q38] + [.$Q38]*(1-[.$Q38])*[.S38]; [.$Q38]*(1-[.$Q38])*[.S38])" office:value-type="float" office:value="0.152861069942632" calcext:value-type="float">
            <text:p>0.1528610699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511761623266251" calcext:value-type="float">
            <text:p>0.5117616233</text:p>
          </table:table-cell>
          <table:table-cell table:formula="of:=RAND()" office:value-type="float" office:value="0.897743743658037" calcext:value-type="float">
            <text:p>0.8977437437</text:p>
          </table:table-cell>
          <table:table-cell/>
          <table:table-cell table:formula="of:=[.Q37]" office:value-type="float" office:value="0.4" calcext:value-type="float">
            <text:p>0.4</text:p>
          </table:table-cell>
          <table:table-cell table:formula="of:=[.N38]/SUM([.$N38:.$O38])" office:value-type="float" office:value="0.363078875239033" calcext:value-type="float">
            <text:p>0.3630788752</text:p>
          </table:table-cell>
          <table:table-cell table:formula="of:=[.O38]/SUM([.$N38:.$O38])" office:value-type="float" office:value="0.636921124760967" calcext:value-type="float">
            <text:p>0.636921124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style-name="ce11" table:formula="of:=1-SUM([.D39:.F39])" office:value-type="float" office:value="0.55" calcext:value-type="float">
            <text:p>0.55</text:p>
          </table:table-cell>
          <table:table-cell table:formula="of:=IF(MOD(ROW(); 2)=MOD(COLUMN();2); [.$Q39]*[.$Q39] + [.$Q39]*(1-[.$Q39])*[.R39]; [.$Q39]*(1-[.$Q39])*[.R39])" office:value-type="float" office:value="0.0257862027113441" calcext:value-type="float">
            <text:p>0.0257862027</text:p>
          </table:table-cell>
          <table:table-cell table:formula="of:=IF(MOD(ROW(); 2)=MOD(COLUMN();2); [.$Q39]*[.$Q39] + [.$Q39]*(1-[.$Q39])*[.S39]; [.$Q39]*(1-[.$Q39])*[.S39])" office:value-type="float" office:value="0.424213797288656" calcext:value-type="float">
            <text:p>0.4242137973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0620812108784734" calcext:value-type="float">
            <text:p>0.0620812109</text:p>
          </table:table-cell>
          <table:table-cell table:formula="of:=RAND()" office:value-type="float" office:value="0.533783944779463" calcext:value-type="float">
            <text:p>0.5337839448</text:p>
          </table:table-cell>
          <table:table-cell/>
          <table:table-cell table:formula="of:=[.Q38]+0.05" office:value-type="float" office:value="0.45" calcext:value-type="float">
            <text:p>0.45</text:p>
          </table:table-cell>
          <table:table-cell table:formula="of:=[.N39]/SUM([.$N39:.$O39])" office:value-type="float" office:value="0.104186677621592" calcext:value-type="float">
            <text:p>0.1041866776</text:p>
          </table:table-cell>
          <table:table-cell table:formula="of:=[.O39]/SUM([.$N39:.$O39])" office:value-type="float" office:value="0.895813322378408" calcext:value-type="float">
            <text:p>0.89581332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style-name="ce11" table:formula="of:=1-SUM([.D40:.F40])" office:value-type="float" office:value="0.55" calcext:value-type="float">
            <text:p>0.55</text:p>
          </table:table-cell>
          <table:table-cell table:formula="of:=IF(MOD(ROW(); 2)=MOD(COLUMN();2); [.$Q40]*[.$Q40] + [.$Q40]*(1-[.$Q40])*[.R40]; [.$Q40]*(1-[.$Q40])*[.R40])" office:value-type="float" office:value="0.3583138048885" calcext:value-type="float">
            <text:p>0.3583138049</text:p>
          </table:table-cell>
          <table:table-cell table:formula="of:=IF(MOD(ROW(); 2)=MOD(COLUMN();2); [.$Q40]*[.$Q40] + [.$Q40]*(1-[.$Q40])*[.S40]; [.$Q40]*(1-[.$Q40])*[.S40])" office:value-type="float" office:value="0.0916861951114998" calcext:value-type="float">
            <text:p>0.0916861951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805926059268672" calcext:value-type="float">
            <text:p>0.8059260593</text:p>
          </table:table-cell>
          <table:table-cell table:formula="of:=RAND()" office:value-type="float" office:value="0.474234577407481" calcext:value-type="float">
            <text:p>0.4742345774</text:p>
          </table:table-cell>
          <table:table-cell/>
          <table:table-cell table:formula="of:=[.Q39]" office:value-type="float" office:value="0.45" calcext:value-type="float">
            <text:p>0.45</text:p>
          </table:table-cell>
          <table:table-cell table:formula="of:=[.N40]/SUM([.$N40:.$O40])" office:value-type="float" office:value="0.629550726822223" calcext:value-type="float">
            <text:p>0.6295507268</text:p>
          </table:table-cell>
          <table:table-cell table:formula="of:=[.O40]/SUM([.$N40:.$O40])" office:value-type="float" office:value="0.370449273177777" calcext:value-type="float">
            <text:p>0.37044927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style-name="ce11" table:formula="of:=1-SUM([.D41:.F41])" office:value-type="float" office:value="0.5" calcext:value-type="float">
            <text:p>0.5</text:p>
          </table:table-cell>
          <table:table-cell table:formula="of:=IF(MOD(ROW(); 2)=MOD(COLUMN();2); [.$Q41]*[.$Q41] + [.$Q41]*(1-[.$Q41])*[.R41]; [.$Q41]*(1-[.$Q41])*[.R41])" office:value-type="float" office:value="0.19846512589951" calcext:value-type="float">
            <text:p>0.1984651259</text:p>
          </table:table-cell>
          <table:table-cell table:formula="of:=IF(MOD(ROW(); 2)=MOD(COLUMN();2); [.$Q41]*[.$Q41] + [.$Q41]*(1-[.$Q41])*[.S41]; [.$Q41]*(1-[.$Q41])*[.S41])" office:value-type="float" office:value="0.30153487410049" calcext:value-type="float">
            <text:p>0.3015348741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728210435665169" calcext:value-type="float">
            <text:p>0.7282104357</text:p>
          </table:table-cell>
          <table:table-cell table:formula="of:=RAND()" office:value-type="float" office:value="0.189092330204498" calcext:value-type="float">
            <text:p>0.1890923302</text:p>
          </table:table-cell>
          <table:table-cell/>
          <table:table-cell table:formula="of:=[.Q40]+0.05" office:value-type="float" office:value="0.5" calcext:value-type="float">
            <text:p>0.5</text:p>
          </table:table-cell>
          <table:table-cell table:formula="of:=[.N41]/SUM([.$N41:.$O41])" office:value-type="float" office:value="0.79386050359804" calcext:value-type="float">
            <text:p>0.7938605036</text:p>
          </table:table-cell>
          <table:table-cell table:formula="of:=[.O41]/SUM([.$N41:.$O41])" office:value-type="float" office:value="0.206139496401959" calcext:value-type="float">
            <text:p>0.20613949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style-name="ce11" table:formula="of:=1-SUM([.D42:.F42])" office:value-type="float" office:value="0.5" calcext:value-type="float">
            <text:p>0.5</text:p>
          </table:table-cell>
          <table:table-cell table:style-name="ce16" table:formula="of:=IF(MOD(ROW(); 2)=MOD(COLUMN();2); [.$Q42]*[.$Q42] + [.$Q42]*(1-[.$Q42])*[.R42]; [.$Q42]*(1-[.$Q42])*[.R42])" office:value-type="float" office:value="0.391877295955995" calcext:value-type="float">
            <text:p>0.391877296</text:p>
          </table:table-cell>
          <table:table-cell table:formula="of:=IF(MOD(ROW(); 2)=MOD(COLUMN();2); [.$Q42]*[.$Q42] + [.$Q42]*(1-[.$Q42])*[.S42]; [.$Q42]*(1-[.$Q42])*[.S42])" office:value-type="float" office:value="0.108122704044005" calcext:value-type="float">
            <text:p>0.10812270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00610977443827" calcext:value-type="float">
            <text:p>0.3006109774</text:p>
          </table:table-cell>
          <table:table-cell table:formula="of:=RAND()" office:value-type="float" office:value="0.229091423878132" calcext:value-type="float">
            <text:p>0.2290914239</text:p>
          </table:table-cell>
          <table:table-cell/>
          <table:table-cell table:formula="of:=[.Q41]" office:value-type="float" office:value="0.5" calcext:value-type="float">
            <text:p>0.5</text:p>
          </table:table-cell>
          <table:table-cell table:formula="of:=[.N42]/SUM([.$N42:.$O42])" office:value-type="float" office:value="0.56750918382398" calcext:value-type="float">
            <text:p>0.5675091838</text:p>
          </table:table-cell>
          <table:table-cell table:formula="of:=[.O42]/SUM([.$N42:.$O42])" office:value-type="float" office:value="0.43249081617602" calcext:value-type="float">
            <text:p>0.43249081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style-name="ce11" table:formula="of:=1-SUM([.D43:.F43])" office:value-type="float" office:value="0.45" calcext:value-type="float">
            <text:p>0.45</text:p>
          </table:table-cell>
          <table:table-cell table:style-name="Default" table:formula="of:=IF(MOD(ROW(); 2)=MOD(COLUMN();2); [.$Q43]*[.$Q43] + [.$Q43]*(1-[.$Q43])*[.R43]; [.$Q43]*(1-[.$Q43])*[.R43])" office:value-type="float" office:value="0.150370174619899" calcext:value-type="float">
            <text:p>0.1503701746</text:p>
          </table:table-cell>
          <table:table-cell table:formula="of:=IF(MOD(ROW(); 2)=MOD(COLUMN();2); [.$Q43]*[.$Q43] + [.$Q43]*(1-[.$Q43])*[.S43]; [.$Q43]*(1-[.$Q43])*[.S43])" office:value-type="float" office:value="0.399629825380101" calcext:value-type="float">
            <text:p>0.399629825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953802112846525" calcext:value-type="float">
            <text:p>0.9538021128</text:p>
          </table:table-cell>
          <table:table-cell table:formula="of:=RAND()" office:value-type="float" office:value="0.6160971276527" calcext:value-type="float">
            <text:p>0.6160971277</text:p>
          </table:table-cell>
          <table:table-cell/>
          <table:table-cell table:formula="of:=[.Q42]+0.05" office:value-type="float" office:value="0.55" calcext:value-type="float">
            <text:p>0.55</text:p>
          </table:table-cell>
          <table:table-cell table:formula="of:=[.N43]/SUM([.$N43:.$O43])" office:value-type="float" office:value="0.6075562610905" calcext:value-type="float">
            <text:p>0.6075562611</text:p>
          </table:table-cell>
          <table:table-cell table:formula="of:=[.O43]/SUM([.$N43:.$O43])" office:value-type="float" office:value="0.3924437389095" calcext:value-type="float">
            <text:p>0.39244373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style-name="ce11" table:formula="of:=1-SUM([.D44:.F44])" office:value-type="float" office:value="0.45" calcext:value-type="float">
            <text:p>0.45</text:p>
          </table:table-cell>
          <table:table-cell table:style-name="ce17" table:formula="of:=IF(MOD(ROW(); 2)=MOD(COLUMN();2); [.$Q44]*[.$Q44] + [.$Q44]*(1-[.$Q44])*[.R44]; [.$Q44]*(1-[.$Q44])*[.R44])" office:value-type="float" office:value="0.414240954508014" calcext:value-type="float">
            <text:p>0.4142409545</text:p>
          </table:table-cell>
          <table:table-cell table:formula="of:=IF(MOD(ROW(); 2)=MOD(COLUMN();2); [.$Q44]*[.$Q44] + [.$Q44]*(1-[.$Q44])*[.S44]; [.$Q44]*(1-[.$Q44])*[.S44])" office:value-type="float" office:value="0.135759045491986" calcext:value-type="float">
            <text:p>0.1357590455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701133088024975" calcext:value-type="float">
            <text:p>0.701133088</text:p>
          </table:table-cell>
          <table:table-cell table:formula="of:=RAND()" office:value-type="float" office:value="0.851837709926599" calcext:value-type="float">
            <text:p>0.8518377099</text:p>
          </table:table-cell>
          <table:table-cell/>
          <table:table-cell table:formula="of:=[.Q43]" office:value-type="float" office:value="0.55" calcext:value-type="float">
            <text:p>0.55</text:p>
          </table:table-cell>
          <table:table-cell table:formula="of:=[.N44]/SUM([.$N44:.$O44])" office:value-type="float" office:value="0.451478604072784" calcext:value-type="float">
            <text:p>0.4514786041</text:p>
          </table:table-cell>
          <table:table-cell table:formula="of:=[.O44]/SUM([.$N44:.$O44])" office:value-type="float" office:value="0.548521395927216" calcext:value-type="float">
            <text:p>0.54852139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style-name="ce11" table:formula="of:=1-SUM([.D45:.F45])" office:value-type="float" office:value="0.4" calcext:value-type="float">
            <text:p>0.4</text:p>
          </table:table-cell>
          <table:table-cell table:style-name="ce17" table:formula="of:=IF(MOD(ROW(); 2)=MOD(COLUMN();2); [.$Q45]*[.$Q45] + [.$Q45]*(1-[.$Q45])*[.R45]; [.$Q45]*(1-[.$Q45])*[.R45])" office:value-type="float" office:value="0.17133187363545" calcext:value-type="float">
            <text:p>0.1713318736</text:p>
          </table:table-cell>
          <table:table-cell table:formula="of:=IF(MOD(ROW(); 2)=MOD(COLUMN();2); [.$Q45]*[.$Q45] + [.$Q45]*(1-[.$Q45])*[.S45]; [.$Q45]*(1-[.$Q45])*[.S45])" office:value-type="float" office:value="0.42866812636455" calcext:value-type="float">
            <text:p>0.428668126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905506826609942" calcext:value-type="float">
            <text:p>0.9055068266</text:p>
          </table:table-cell>
          <table:table-cell table:formula="of:=RAND()" office:value-type="float" office:value="0.362918211738678" calcext:value-type="float">
            <text:p>0.3629182117</text:p>
          </table:table-cell>
          <table:table-cell/>
          <table:table-cell table:formula="of:=[.Q44]+0.05" office:value-type="float" office:value="0.6" calcext:value-type="float">
            <text:p>0.6</text:p>
          </table:table-cell>
          <table:table-cell table:formula="of:=[.N45]/SUM([.$N45:.$O45])" office:value-type="float" office:value="0.713882806814373" calcext:value-type="float">
            <text:p>0.7138828068</text:p>
          </table:table-cell>
          <table:table-cell table:formula="of:=[.O45]/SUM([.$N45:.$O45])" office:value-type="float" office:value="0.286117193185626" calcext:value-type="float">
            <text:p>0.286117193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style-name="ce11" table:formula="of:=1-SUM([.D46:.F46])" office:value-type="float" office:value="0.4" calcext:value-type="float">
            <text:p>0.4</text:p>
          </table:table-cell>
          <table:table-cell table:style-name="ce17" table:formula="of:=IF(MOD(ROW(); 2)=MOD(COLUMN();2); [.$Q46]*[.$Q46] + [.$Q46]*(1-[.$Q46])*[.R46]; [.$Q46]*(1-[.$Q46])*[.R46])" office:value-type="float" office:value="0.495826082468808" calcext:value-type="float">
            <text:p>0.4958260825</text:p>
          </table:table-cell>
          <table:table-cell table:formula="of:=IF(MOD(ROW(); 2)=MOD(COLUMN();2); [.$Q46]*[.$Q46] + [.$Q46]*(1-[.$Q46])*[.S46]; [.$Q46]*(1-[.$Q46])*[.S46])" office:value-type="float" office:value="0.104173917531192" calcext:value-type="float">
            <text:p>0.1041739175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790211852916861" calcext:value-type="float">
            <text:p>0.7902118529</text:p>
          </table:table-cell>
          <table:table-cell table:formula="of:=RAND()" office:value-type="float" office:value="0.606065218856885" calcext:value-type="float">
            <text:p>0.6060652189</text:p>
          </table:table-cell>
          <table:table-cell/>
          <table:table-cell table:formula="of:=[.Q45]" office:value-type="float" office:value="0.6" calcext:value-type="float">
            <text:p>0.6</text:p>
          </table:table-cell>
          <table:table-cell table:formula="of:=[.N46]/SUM([.$N46:.$O46])" office:value-type="float" office:value="0.5659420102867" calcext:value-type="float">
            <text:p>0.5659420103</text:p>
          </table:table-cell>
          <table:table-cell table:formula="of:=[.O46]/SUM([.$N46:.$O46])" office:value-type="float" office:value="0.4340579897133" calcext:value-type="float">
            <text:p>0.434057989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style-name="ce11" table:formula="of:=1-SUM([.D47:.F47])" office:value-type="float" office:value="0.35" calcext:value-type="float">
            <text:p>0.35</text:p>
          </table:table-cell>
          <table:table-cell table:style-name="ce17" table:formula="of:=IF(MOD(ROW(); 2)=MOD(COLUMN();2); [.$Q47]*[.$Q47] + [.$Q47]*(1-[.$Q47])*[.R47]; [.$Q47]*(1-[.$Q47])*[.R47])" office:value-type="float" office:value="0.0727742712837877" calcext:value-type="float">
            <text:p>0.0727742713</text:p>
          </table:table-cell>
          <table:table-cell table:formula="of:=IF(MOD(ROW(); 2)=MOD(COLUMN();2); [.$Q47]*[.$Q47] + [.$Q47]*(1-[.$Q47])*[.S47]; [.$Q47]*(1-[.$Q47])*[.S47])" office:value-type="float" office:value="0.577225728716212" calcext:value-type="float">
            <text:p>0.5772257287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272264578288803" calcext:value-type="float">
            <text:p>0.2722645783</text:p>
          </table:table-cell>
          <table:table-cell table:formula="of:=RAND()" office:value-type="float" office:value="0.578863031346245" calcext:value-type="float">
            <text:p>0.5788630313</text:p>
          </table:table-cell>
          <table:table-cell/>
          <table:table-cell table:formula="of:=[.Q46]+0.05" office:value-type="float" office:value="0.65" calcext:value-type="float">
            <text:p>0.65</text:p>
          </table:table-cell>
          <table:table-cell table:formula="of:=[.N47]/SUM([.$N47:.$O47])" office:value-type="float" office:value="0.319886906741924" calcext:value-type="float">
            <text:p>0.3198869067</text:p>
          </table:table-cell>
          <table:table-cell table:formula="of:=[.O47]/SUM([.$N47:.$O47])" office:value-type="float" office:value="0.680113093258076" calcext:value-type="float">
            <text:p>0.68011309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style-name="ce11" table:formula="of:=1-SUM([.D48:.F48])" office:value-type="float" office:value="0.35" calcext:value-type="float">
            <text:p>0.35</text:p>
          </table:table-cell>
          <table:table-cell table:style-name="ce17" table:formula="of:=IF(MOD(ROW(); 2)=MOD(COLUMN();2); [.$Q48]*[.$Q48] + [.$Q48]*(1-[.$Q48])*[.R48]; [.$Q48]*(1-[.$Q48])*[.R48])" office:value-type="float" office:value="0.522956426479653" calcext:value-type="float">
            <text:p>0.5229564265</text:p>
          </table:table-cell>
          <table:table-cell table:formula="of:=IF(MOD(ROW(); 2)=MOD(COLUMN();2); [.$Q48]*[.$Q48] + [.$Q48]*(1-[.$Q48])*[.S48]; [.$Q48]*(1-[.$Q48])*[.S48])" office:value-type="float" office:value="0.127043573520347" calcext:value-type="float">
            <text:p>0.1270435735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633033703190509" calcext:value-type="float">
            <text:p>0.6330337032</text:p>
          </table:table-cell>
          <table:table-cell table:formula="of:=RAND()" office:value-type="float" office:value="0.80057460364102" calcext:value-type="float">
            <text:p>0.8005746036</text:p>
          </table:table-cell>
          <table:table-cell/>
          <table:table-cell table:formula="of:=[.Q47]" office:value-type="float" office:value="0.65" calcext:value-type="float">
            <text:p>0.65</text:p>
          </table:table-cell>
          <table:table-cell table:formula="of:=[.N48]/SUM([.$N48:.$O48])" office:value-type="float" office:value="0.441566709800671" calcext:value-type="float">
            <text:p>0.4415667098</text:p>
          </table:table-cell>
          <table:table-cell table:formula="of:=[.O48]/SUM([.$N48:.$O48])" office:value-type="float" office:value="0.558433290199329" calcext:value-type="float">
            <text:p>0.55843329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style-name="ce11" table:formula="of:=1-SUM([.D49:.F49])" office:value-type="float" office:value="0.3" calcext:value-type="float">
            <text:p>0.3</text:p>
          </table:table-cell>
          <table:table-cell table:style-name="ce17" table:formula="of:=IF(MOD(ROW(); 2)=MOD(COLUMN();2); [.$Q49]*[.$Q49] + [.$Q49]*(1-[.$Q49])*[.R49]; [.$Q49]*(1-[.$Q49])*[.R49])" office:value-type="float" office:value="0.111296248691035" calcext:value-type="float">
            <text:p>0.1112962487</text:p>
          </table:table-cell>
          <table:table-cell table:formula="of:=IF(MOD(ROW(); 2)=MOD(COLUMN();2); [.$Q49]*[.$Q49] + [.$Q49]*(1-[.$Q49])*[.S49]; [.$Q49]*(1-[.$Q49])*[.S49])" office:value-type="float" office:value="0.588703751308965" calcext:value-type="float">
            <text:p>0.5887037513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980728343150508" calcext:value-type="float">
            <text:p>0.9807283432</text:p>
          </table:table-cell>
          <table:table-cell table:formula="of:=RAND()" office:value-type="float" office:value="0.869764862899452" calcext:value-type="float">
            <text:p>0.8697648629</text:p>
          </table:table-cell>
          <table:table-cell/>
          <table:table-cell table:formula="of:=[.Q48]+0.05" office:value-type="float" office:value="0.7" calcext:value-type="float">
            <text:p>0.7</text:p>
          </table:table-cell>
          <table:table-cell table:formula="of:=[.N49]/SUM([.$N49:.$O49])" office:value-type="float" office:value="0.529982136623975" calcext:value-type="float">
            <text:p>0.5299821366</text:p>
          </table:table-cell>
          <table:table-cell table:formula="of:=[.O49]/SUM([.$N49:.$O49])" office:value-type="float" office:value="0.470017863376025" calcext:value-type="float">
            <text:p>0.47001786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style-name="ce11" table:formula="of:=1-SUM([.D50:.F50])" office:value-type="float" office:value="0.3" calcext:value-type="float">
            <text:p>0.3</text:p>
          </table:table-cell>
          <table:table-cell table:style-name="ce17" table:formula="of:=IF(MOD(ROW(); 2)=MOD(COLUMN();2); [.$Q50]*[.$Q50] + [.$Q50]*(1-[.$Q50])*[.R50]; [.$Q50]*(1-[.$Q50])*[.R50])" office:value-type="float" office:value="0.612361603002144" calcext:value-type="float">
            <text:p>0.612361603</text:p>
          </table:table-cell>
          <table:table-cell table:formula="of:=IF(MOD(ROW(); 2)=MOD(COLUMN();2); [.$Q50]*[.$Q50] + [.$Q50]*(1-[.$Q50])*[.S50]; [.$Q50]*(1-[.$Q50])*[.S50])" office:value-type="float" office:value="0.0876383969978562" calcext:value-type="float">
            <text:p>0.087638397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975864718562153" calcext:value-type="float">
            <text:p>0.9758647186</text:p>
          </table:table-cell>
          <table:table-cell table:formula="of:=RAND()" office:value-type="float" office:value="0.698938372195506" calcext:value-type="float">
            <text:p>0.6989383722</text:p>
          </table:table-cell>
          <table:table-cell/>
          <table:table-cell table:formula="of:=[.Q49]" office:value-type="float" office:value="0.7" calcext:value-type="float">
            <text:p>0.7</text:p>
          </table:table-cell>
          <table:table-cell table:formula="of:=[.N50]/SUM([.$N50:.$O50])" office:value-type="float" office:value="0.582674300010208" calcext:value-type="float">
            <text:p>0.5826743</text:p>
          </table:table-cell>
          <table:table-cell table:formula="of:=[.O50]/SUM([.$N50:.$O50])" office:value-type="float" office:value="0.417325699989792" calcext:value-type="float">
            <text:p>0.41732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style-name="ce11" table:formula="of:=1-SUM([.D51:.F51])" office:value-type="float" office:value="0.25" calcext:value-type="float">
            <text:p>0.25</text:p>
          </table:table-cell>
          <table:table-cell table:style-name="ce17" table:formula="of:=IF(MOD(ROW(); 2)=MOD(COLUMN();2); [.$Q51]*[.$Q51] + [.$Q51]*(1-[.$Q51])*[.R51]; [.$Q51]*(1-[.$Q51])*[.R51])" office:value-type="float" office:value="0.0773233231969826" calcext:value-type="float">
            <text:p>0.0773233232</text:p>
          </table:table-cell>
          <table:table-cell table:formula="of:=IF(MOD(ROW(); 2)=MOD(COLUMN();2); [.$Q51]*[.$Q51] + [.$Q51]*(1-[.$Q51])*[.S51]; [.$Q51]*(1-[.$Q51])*[.S51])" office:value-type="float" office:value="0.672676676803018" calcext:value-type="float">
            <text:p>0.672676676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5991310098146" calcext:value-type="float">
            <text:p>0.459913101</text:p>
          </table:table-cell>
          <table:table-cell table:formula="of:=RAND()" office:value-type="float" office:value="0.655322288143524" calcext:value-type="float">
            <text:p>0.6553222881</text:p>
          </table:table-cell>
          <table:table-cell/>
          <table:table-cell table:formula="of:=[.Q50]+0.05" office:value-type="float" office:value="0.75" calcext:value-type="float">
            <text:p>0.75</text:p>
          </table:table-cell>
          <table:table-cell table:formula="of:=[.N51]/SUM([.$N51:.$O51])" office:value-type="float" office:value="0.412391057050574" calcext:value-type="float">
            <text:p>0.4123910571</text:p>
          </table:table-cell>
          <table:table-cell table:formula="of:=[.O51]/SUM([.$N51:.$O51])" office:value-type="float" office:value="0.587608942949426" calcext:value-type="float">
            <text:p>0.58760894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style-name="ce11" table:formula="of:=1-SUM([.D52:.F52])" office:value-type="float" office:value="0.25" calcext:value-type="float">
            <text:p>0.25</text:p>
          </table:table-cell>
          <table:table-cell table:style-name="ce17" table:formula="of:=IF(MOD(ROW(); 2)=MOD(COLUMN();2); [.$Q52]*[.$Q52] + [.$Q52]*(1-[.$Q52])*[.R52]; [.$Q52]*(1-[.$Q52])*[.R52])" office:value-type="float" office:value="0.693343634060753" calcext:value-type="float">
            <text:p>0.6933436341</text:p>
          </table:table-cell>
          <table:table-cell table:formula="of:=IF(MOD(ROW(); 2)=MOD(COLUMN();2); [.$Q52]*[.$Q52] + [.$Q52]*(1-[.$Q52])*[.S52]; [.$Q52]*(1-[.$Q52])*[.S52])" office:value-type="float" office:value="0.0566563659392474" calcext:value-type="float">
            <text:p>0.0566563659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547908214020457" calcext:value-type="float">
            <text:p>0.547908214</text:p>
          </table:table-cell>
          <table:table-cell table:formula="of:=RAND()" office:value-type="float" office:value="0.237248747311994" calcext:value-type="float">
            <text:p>0.2372487473</text:p>
          </table:table-cell>
          <table:table-cell/>
          <table:table-cell table:formula="of:=[.Q51]" office:value-type="float" office:value="0.75" calcext:value-type="float">
            <text:p>0.75</text:p>
          </table:table-cell>
          <table:table-cell table:formula="of:=[.N52]/SUM([.$N52:.$O52])" office:value-type="float" office:value="0.69783271499068" calcext:value-type="float">
            <text:p>0.697832715</text:p>
          </table:table-cell>
          <table:table-cell table:formula="of:=[.O52]/SUM([.$N52:.$O52])" office:value-type="float" office:value="0.30216728500932" calcext:value-type="float">
            <text:p>0.3021672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ce11" table:formula="of:=1-SUM([.D53:.F53])" office:value-type="float" office:value="0.2" calcext:value-type="float">
            <text:p>0.2</text:p>
          </table:table-cell>
          <table:table-cell table:style-name="ce17" table:formula="of:=IF(MOD(ROW(); 2)=MOD(COLUMN();2); [.$Q53]*[.$Q53] + [.$Q53]*(1-[.$Q53])*[.R53]; [.$Q53]*(1-[.$Q53])*[.R53])" office:value-type="float" office:value="0.0735392104034615" calcext:value-type="float">
            <text:p>0.0735392104</text:p>
          </table:table-cell>
          <table:table-cell table:formula="of:=IF(MOD(ROW(); 2)=MOD(COLUMN();2); [.$Q53]*[.$Q53] + [.$Q53]*(1-[.$Q53])*[.S53]; [.$Q53]*(1-[.$Q53])*[.S53])" office:value-type="float" office:value="0.726460789596539" calcext:value-type="float">
            <text:p>0.726460789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27056162996834" calcext:value-type="float">
            <text:p>0.427056163</text:p>
          </table:table-cell>
          <table:table-cell table:formula="of:=RAND()" office:value-type="float" office:value="0.502094227721492" calcext:value-type="float">
            <text:p>0.5020942277</text:p>
          </table:table-cell>
          <table:table-cell/>
          <table:table-cell table:formula="of:=[.Q52]+0.05" office:value-type="float" office:value="0.8" calcext:value-type="float">
            <text:p>0.8</text:p>
          </table:table-cell>
          <table:table-cell table:formula="of:=[.N53]/SUM([.$N53:.$O53])" office:value-type="float" office:value="0.459620065021634" calcext:value-type="float">
            <text:p>0.459620065</text:p>
          </table:table-cell>
          <table:table-cell table:formula="of:=[.O53]/SUM([.$N53:.$O53])" office:value-type="float" office:value="0.540379934978366" calcext:value-type="float">
            <text:p>0.5403799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style-name="ce11" table:formula="of:=1-SUM([.D54:.F54])" office:value-type="float" office:value="0.2" calcext:value-type="float">
            <text:p>0.2</text:p>
          </table:table-cell>
          <table:table-cell table:style-name="ce17" table:formula="of:=IF(MOD(ROW(); 2)=MOD(COLUMN();2); [.$Q54]*[.$Q54] + [.$Q54]*(1-[.$Q54])*[.R54]; [.$Q54]*(1-[.$Q54])*[.R54])" office:value-type="float" office:value="0.774431296632138" calcext:value-type="float">
            <text:p>0.7744312966</text:p>
          </table:table-cell>
          <table:table-cell table:formula="of:=IF(MOD(ROW(); 2)=MOD(COLUMN();2); [.$Q54]*[.$Q54] + [.$Q54]*(1-[.$Q54])*[.S54]; [.$Q54]*(1-[.$Q54])*[.S54])" office:value-type="float" office:value="0.0255687033678623" calcext:value-type="float">
            <text:p>0.0255687034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39227674471364" calcext:value-type="float">
            <text:p>0.4392276745</text:p>
          </table:table-cell>
          <table:table-cell table:formula="of:=RAND()" office:value-type="float" office:value="0.0835406813805104" calcext:value-type="float">
            <text:p>0.0835406814</text:p>
          </table:table-cell>
          <table:table-cell/>
          <table:table-cell table:formula="of:=[.Q53]" office:value-type="float" office:value="0.8" calcext:value-type="float">
            <text:p>0.8</text:p>
          </table:table-cell>
          <table:table-cell table:formula="of:=[.N54]/SUM([.$N54:.$O54])" office:value-type="float" office:value="0.84019560395086" calcext:value-type="float">
            <text:p>0.840195604</text:p>
          </table:table-cell>
          <table:table-cell table:formula="of:=[.O54]/SUM([.$N54:.$O54])" office:value-type="float" office:value="0.15980439604914" calcext:value-type="float">
            <text:p>0.1598043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style-name="ce11" table:formula="of:=1-SUM([.D55:.F55])" office:value-type="float" office:value="0.15" calcext:value-type="float">
            <text:p>0.15</text:p>
          </table:table-cell>
          <table:table-cell table:style-name="ce17" table:formula="of:=IF(MOD(ROW(); 2)=MOD(COLUMN();2); [.$Q55]*[.$Q55] + [.$Q55]*(1-[.$Q55])*[.R55]; [.$Q55]*(1-[.$Q55])*[.R55])" office:value-type="float" office:value="0.0190688524402516" calcext:value-type="float">
            <text:p>0.0190688524</text:p>
          </table:table-cell>
          <table:table-cell table:formula="of:=IF(MOD(ROW(); 2)=MOD(COLUMN();2); [.$Q55]*[.$Q55] + [.$Q55]*(1-[.$Q55])*[.S55]; [.$Q55]*(1-[.$Q55])*[.S55])" office:value-type="float" office:value="0.830931147559749" calcext:value-type="float">
            <text:p>0.830931147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0977905714684886" calcext:value-type="float">
            <text:p>0.0977905715</text:p>
          </table:table-cell>
          <table:table-cell table:formula="of:=RAND()" office:value-type="float" office:value="0.556066177452255" calcext:value-type="float">
            <text:p>0.5560661775</text:p>
          </table:table-cell>
          <table:table-cell/>
          <table:table-cell table:formula="of:=[.Q54]+0.05" office:value-type="float" office:value="0.85" calcext:value-type="float">
            <text:p>0.85</text:p>
          </table:table-cell>
          <table:table-cell table:formula="of:=[.N55]/SUM([.$N55:.$O55])" office:value-type="float" office:value="0.149559626982365" calcext:value-type="float">
            <text:p>0.149559627</text:p>
          </table:table-cell>
          <table:table-cell table:formula="of:=[.O55]/SUM([.$N55:.$O55])" office:value-type="float" office:value="0.850440373017635" calcext:value-type="float">
            <text:p>0.8504403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11" table:formula="of:=1-SUM([.D56:.F56])" office:value-type="float" office:value="0.15" calcext:value-type="float">
            <text:p>0.15</text:p>
          </table:table-cell>
          <table:table-cell table:style-name="ce17" table:formula="of:=IF(MOD(ROW(); 2)=MOD(COLUMN();2); [.$Q56]*[.$Q56] + [.$Q56]*(1-[.$Q56])*[.R56]; [.$Q56]*(1-[.$Q56])*[.R56])" office:value-type="float" office:value="0.803282811359535" calcext:value-type="float">
            <text:p>0.8032828114</text:p>
          </table:table-cell>
          <table:table-cell table:formula="of:=IF(MOD(ROW(); 2)=MOD(COLUMN();2); [.$Q56]*[.$Q56] + [.$Q56]*(1-[.$Q56])*[.S56]; [.$Q56]*(1-[.$Q56])*[.S56])" office:value-type="float" office:value="0.0467171886404654" calcext:value-type="float">
            <text:p>0.0467171886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470942540264153" calcext:value-type="float">
            <text:p>0.4709425403</text:p>
          </table:table-cell>
          <table:table-cell table:formula="of:=RAND()" office:value-type="float" office:value="0.27234892079234" calcext:value-type="float">
            <text:p>0.2723489208</text:p>
          </table:table-cell>
          <table:table-cell/>
          <table:table-cell table:formula="of:=[.Q55]" office:value-type="float" office:value="0.85" calcext:value-type="float">
            <text:p>0.85</text:p>
          </table:table-cell>
          <table:table-cell table:formula="of:=[.N56]/SUM([.$N56:.$O56])" office:value-type="float" office:value="0.633590677329683" calcext:value-type="float">
            <text:p>0.6335906773</text:p>
          </table:table-cell>
          <table:table-cell table:formula="of:=[.O56]/SUM([.$N56:.$O56])" office:value-type="float" office:value="0.366409322670317" calcext:value-type="float">
            <text:p>0.366409322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11" table:formula="of:=1-SUM([.D57:.F57])" office:value-type="float" office:value="0.0999999999999998" calcext:value-type="float">
            <text:p>0.1</text:p>
          </table:table-cell>
          <table:table-cell table:style-name="ce17" table:formula="of:=IF(MOD(ROW(); 2)=MOD(COLUMN();2); [.$Q57]*[.$Q57] + [.$Q57]*(1-[.$Q57])*[.R57]; [.$Q57]*(1-[.$Q57])*[.R57])" office:value-type="float" office:value="0.00155531112099815" calcext:value-type="float">
            <text:p>0.0015553111</text:p>
          </table:table-cell>
          <table:table-cell table:formula="of:=IF(MOD(ROW(); 2)=MOD(COLUMN();2); [.$Q57]*[.$Q57] + [.$Q57]*(1-[.$Q57])*[.S57]; [.$Q57]*(1-[.$Q57])*[.S57])" office:value-type="float" office:value="0.898444688879002" calcext:value-type="float">
            <text:p>0.8984446889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00675940053008465" calcext:value-type="float">
            <text:p>0.0067594005</text:p>
          </table:table-cell>
          <table:table-cell table:formula="of:=RAND()" office:value-type="float" office:value="0.384381664106037" calcext:value-type="float">
            <text:p>0.3843816641</text:p>
          </table:table-cell>
          <table:table-cell/>
          <table:table-cell table:formula="of:=[.Q56]+0.05" office:value-type="float" office:value="0.9" calcext:value-type="float">
            <text:p>0.9</text:p>
          </table:table-cell>
          <table:table-cell table:formula="of:=[.N57]/SUM([.$N57:.$O57])" office:value-type="float" office:value="0.0172812346777573" calcext:value-type="float">
            <text:p>0.0172812347</text:p>
          </table:table-cell>
          <table:table-cell table:formula="of:=[.O57]/SUM([.$N57:.$O57])" office:value-type="float" office:value="0.982718765322243" calcext:value-type="float">
            <text:p>0.982718765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11" table:formula="of:=1-SUM([.D58:.F58])" office:value-type="float" office:value="0.0999999999999999" calcext:value-type="float">
            <text:p>0.1</text:p>
          </table:table-cell>
          <table:table-cell table:style-name="ce17" table:formula="of:=IF(MOD(ROW(); 2)=MOD(COLUMN();2); [.$Q58]*[.$Q58] + [.$Q58]*(1-[.$Q58])*[.R58]; [.$Q58]*(1-[.$Q58])*[.R58])" office:value-type="float" office:value="0.838965811312176" calcext:value-type="float">
            <text:p>0.8389658113</text:p>
          </table:table-cell>
          <table:table-cell table:formula="of:=IF(MOD(ROW(); 2)=MOD(COLUMN();2); [.$Q58]*[.$Q58] + [.$Q58]*(1-[.$Q58])*[.S58]; [.$Q58]*(1-[.$Q58])*[.S58])" office:value-type="float" office:value="0.061034188687824" calcext:value-type="float">
            <text:p>0.0610341887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9394050861308" calcext:value-type="float">
            <text:p>0.3939405086</text:p>
          </table:table-cell>
          <table:table-cell table:formula="of:=RAND()" office:value-type="float" office:value="0.830076502098915" calcext:value-type="float">
            <text:p>0.8300765021</text:p>
          </table:table-cell>
          <table:table-cell/>
          <table:table-cell table:formula="of:=[.Q57]" office:value-type="float" office:value="0.9" calcext:value-type="float">
            <text:p>0.9</text:p>
          </table:table-cell>
          <table:table-cell table:formula="of:=[.N58]/SUM([.$N58:.$O58])" office:value-type="float" office:value="0.321842347913066" calcext:value-type="float">
            <text:p>0.3218423479</text:p>
          </table:table-cell>
          <table:table-cell table:formula="of:=[.O58]/SUM([.$N58:.$O58])" office:value-type="float" office:value="0.678157652086934" calcext:value-type="float">
            <text:p>0.678157652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11" table:formula="of:=1-SUM([.D59:.F59])" office:value-type="float" office:value="0.0499999999999998" calcext:value-type="float">
            <text:p>0.05</text:p>
          </table:table-cell>
          <table:table-cell table:style-name="ce17" table:formula="of:=IF(MOD(ROW(); 2)=MOD(COLUMN();2); [.$Q59]*[.$Q59] + [.$Q59]*(1-[.$Q59])*[.R59]; [.$Q59]*(1-[.$Q59])*[.R59])" office:value-type="float" office:value="0.0128438120325976" calcext:value-type="float">
            <text:p>0.012843812</text:p>
          </table:table-cell>
          <table:table-cell table:formula="of:=IF(MOD(ROW(); 2)=MOD(COLUMN();2); [.$Q59]*[.$Q59] + [.$Q59]*(1-[.$Q59])*[.S59]; [.$Q59]*(1-[.$Q59])*[.S59])" office:value-type="float" office:value="0.937156187967403" calcext:value-type="float">
            <text:p>0.937156188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311639938180526" calcext:value-type="float">
            <text:p>0.3116399382</text:p>
          </table:table-cell>
          <table:table-cell table:formula="of:=RAND()" office:value-type="float" office:value="0.840891492986885" calcext:value-type="float">
            <text:p>0.840891493</text:p>
          </table:table-cell>
          <table:table-cell/>
          <table:table-cell table:formula="of:=[.Q58]+0.05" office:value-type="float" office:value="0.95" calcext:value-type="float">
            <text:p>0.95</text:p>
          </table:table-cell>
          <table:table-cell table:formula="of:=[.N59]/SUM([.$N59:.$O59])" office:value-type="float" office:value="0.27039604279153" calcext:value-type="float">
            <text:p>0.2703960428</text:p>
          </table:table-cell>
          <table:table-cell table:formula="of:=[.O59]/SUM([.$N59:.$O59])" office:value-type="float" office:value="0.72960395720847" calcext:value-type="float">
            <text:p>0.72960395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1-SUM([.D60:.F60])" office:value-type="float" office:value="0.0499999999999998" calcext:value-type="float">
            <text:p>0.05</text:p>
          </table:table-cell>
          <table:table-cell table:style-name="ce17" table:formula="of:=IF(MOD(ROW(); 2)=MOD(COLUMN();2); [.$Q60]*[.$Q60] + [.$Q60]*(1-[.$Q60])*[.R60]; [.$Q60]*(1-[.$Q60])*[.R60])" office:value-type="float" office:value="0.921683306859194" calcext:value-type="float">
            <text:p>0.9216833069</text:p>
          </table:table-cell>
          <table:table-cell table:formula="of:=IF(MOD(ROW(); 2)=MOD(COLUMN();2); [.$Q60]*[.$Q60] + [.$Q60]*(1-[.$Q60])*[.S60]; [.$Q60]*(1-[.$Q60])*[.S60])" office:value-type="float" office:value="0.0283166931408057" calcext:value-type="float">
            <text:p>0.0283166931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5008719015179" calcext:value-type="float">
            <text:p>0.5008719015</text:p>
          </table:table-cell>
          <table:table-cell table:formula="of:=RAND()" office:value-type="float" office:value="0.739342598345429" calcext:value-type="float">
            <text:p>0.7393425983</text:p>
          </table:table-cell>
          <table:table-cell/>
          <table:table-cell table:formula="of:=[.Q59]" office:value-type="float" office:value="0.95" calcext:value-type="float">
            <text:p>0.95</text:p>
          </table:table-cell>
          <table:table-cell table:formula="of:=[.N60]/SUM([.$N60:.$O60])" office:value-type="float" office:value="0.403859091772508" calcext:value-type="float">
            <text:p>0.4038590918</text:p>
          </table:table-cell>
          <table:table-cell table:formula="of:=[.O60]/SUM([.$N60:.$O60])" office:value-type="float" office:value="0.596140908227491" calcext:value-type="float">
            <text:p>0.59614090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formula="of:=1-SUM([.D61:.F61])" office:value-type="float" office:value="0" calcext:value-type="float">
            <text:p>0</text:p>
          </table:table-cell>
          <table:table-cell table:style-name="ce17" table:formula="of:=IF(MOD(ROW(); 2)=MOD(COLUMN();2); [.$Q61]*[.$Q61] + [.$Q61]*(1-[.$Q61])*[.R61]; [.$Q61]*(1-[.$Q61])*[.R61])" office:value-type="float" office:value="0" calcext:value-type="float">
            <text:p>0</text:p>
          </table:table-cell>
          <table:table-cell table:formula="of:=IF(MOD(ROW(); 2)=MOD(COLUMN();2); [.$Q61]*[.$Q61] + [.$Q61]*(1-[.$Q61])*[.S61]; [.$Q61]*(1-[.$Q61])*[.S61])" office:value-type="float" office:value="1" calcext:value-type="float">
            <text:p>1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986056628547651" calcext:value-type="float">
            <text:p>0.9860566285</text:p>
          </table:table-cell>
          <table:table-cell table:formula="of:=RAND()" office:value-type="float" office:value="0.413692049955572" calcext:value-type="float">
            <text:p>0.41369205</text:p>
          </table:table-cell>
          <table:table-cell/>
          <table:table-cell table:formula="of:=[.Q60]+0.05" office:value-type="float" office:value="1" calcext:value-type="float">
            <text:p>1</text:p>
          </table:table-cell>
          <table:table-cell table:formula="of:=[.N61]/SUM([.$N61:.$O61])" office:value-type="float" office:value="0.704452623310965" calcext:value-type="float">
            <text:p>0.7044526233</text:p>
          </table:table-cell>
          <table:table-cell table:formula="of:=[.O61]/SUM([.$N61:.$O61])" office:value-type="float" office:value="0.295547376689035" calcext:value-type="float">
            <text:p>0.29554737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formula="of:=1-SUM([.D62:.F62])" office:value-type="float" office:value="0" calcext:value-type="float">
            <text:p>0</text:p>
          </table:table-cell>
          <table:table-cell table:style-name="ce17" table:formula="of:=IF(MOD(ROW(); 2)=MOD(COLUMN();2); [.$Q62]*[.$Q62] + [.$Q62]*(1-[.$Q62])*[.R62]; [.$Q62]*(1-[.$Q62])*[.R62])" office:value-type="float" office:value="1" calcext:value-type="float">
            <text:p>1</text:p>
          </table:table-cell>
          <table:table-cell table:formula="of:=IF(MOD(ROW(); 2)=MOD(COLUMN();2); [.$Q62]*[.$Q62] + [.$Q62]*(1-[.$Q62])*[.S62]; [.$Q62]*(1-[.$Q62])*[.S62])" office:value-type="float" office:value="0" calcext:value-type="float">
            <text:p>0</text:p>
          </table:table-cell>
          <table:table-cell table:number-columns-repeated="2"/>
          <table:table-cell table:style-name="ce25"/>
          <table:table-cell table:number-columns-repeated="5"/>
          <table:table-cell table:formula="of:=RAND()" office:value-type="float" office:value="0.247457912819779" calcext:value-type="float">
            <text:p>0.2474579128</text:p>
          </table:table-cell>
          <table:table-cell table:formula="of:=RAND()" office:value-type="float" office:value="0.692165165850077" calcext:value-type="float">
            <text:p>0.6921651659</text:p>
          </table:table-cell>
          <table:table-cell/>
          <table:table-cell table:formula="of:=[.Q61]" office:value-type="float" office:value="1" calcext:value-type="float">
            <text:p>1</text:p>
          </table:table-cell>
          <table:table-cell table:formula="of:=[.N62]/SUM([.$N62:.$O62])" office:value-type="float" office:value="0.263358700352576" calcext:value-type="float">
            <text:p>0.2633587004</text:p>
          </table:table-cell>
          <table:table-cell table:formula="of:=[.O62]/SUM([.$N62:.$O62])" office:value-type="float" office:value="0.736641299647424" calcext:value-type="float">
            <text:p>0.73664129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12"/>
          <table:table-cell table:style-name="ce17"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style-name="ce17" office:value-type="float" office:value="0.95" calcext:value-type="float">
            <text:p>0.95</text:p>
          </table:table-cell>
          <table:table-cell table:style-name="Default"/>
          <table:table-cell office:value-type="float" office:value="0.0499999999999999" calcext:value-type="float">
            <text:p>0.05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17" office:value-type="float" office:value="0.9" calcext:value-type="float">
            <text:p>0.9</text:p>
          </table:table-cell>
          <table:table-cell table:style-name="Default"/>
          <table:table-cell office:value-type="float" office:value="0.0999999999999999" calcext:value-type="float">
            <text:p>0.1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17" office:value-type="float" office:value="0.85" calcext:value-type="float">
            <text:p>0.85</text:p>
          </table:table-cell>
          <table:table-cell table:style-name="Default"/>
          <table:table-cell office:value-type="float" office:value="0.15" calcext:value-type="float">
            <text:p>0.15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style-name="ce17" office:value-type="float" office:value="0.8" calcext:value-type="float">
            <text:p>0.8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ce17" office:value-type="float" office:value="0.75" calcext:value-type="float">
            <text:p>0.75</text:p>
          </table:table-cell>
          <table:table-cell table:style-name="Default"/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style-name="ce17" office:value-type="float" office:value="0.7" calcext:value-type="float">
            <text:p>0.7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style-name="ce17" office:value-type="float" office:value="0.65" calcext:value-type="float">
            <text:p>0.65</text:p>
          </table:table-cell>
          <table:table-cell table:style-name="Default"/>
          <table:table-cell office:value-type="float" office:value="0.35" calcext:value-type="float">
            <text:p>0.35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style-name="ce17" office:value-type="float" office:value="0.6" calcext:value-type="float">
            <text:p>0.6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style-name="ce17" office:value-type="float" office:value="0.55" calcext:value-type="float">
            <text:p>0.55</text:p>
          </table:table-cell>
          <table:table-cell table:style-name="Default"/>
          <table:table-cell office:value-type="float" office:value="0.45" calcext:value-type="float">
            <text:p>0.45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table:style-name="Default"/>
          <table:table-cell office:value-type="float" office:value="0.55" calcext:value-type="float">
            <text:p>0.55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style-name="Default"/>
          <table:table-cell office:value-type="float" office:value="0.65" calcext:value-type="float">
            <text:p>0.65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style-name="Default"/>
          <table:table-cell office:value-type="float" office:value="0.7" calcext:value-type="float">
            <text:p>0.7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0.25" calcext:value-type="float">
            <text:p>0.25</text:p>
          </table:table-cell>
          <table:table-cell table:style-name="Default"/>
          <table:table-cell office:value-type="float" office:value="0.75" calcext:value-type="float">
            <text:p>0.75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Default"/>
          <table:table-cell office:value-type="float" office:value="0.85" calcext:value-type="float">
            <text:p>0.85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Default"/>
          <table:table-cell office:value-type="float" office:value="0.9" calcext:value-type="float">
            <text:p>0.9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style-name="Default"/>
          <table:table-cell office:value-type="float" office:value="0.95" calcext:value-type="float">
            <text:p>0.95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  <table:table-cell table:style-name="ce20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  <table:table-cell table:style-name="ce20" office:value-type="float" office:value="0.95" calcext:value-type="float">
            <text:p>0.95</text:p>
          </table:table-cell>
          <table:table-cell table:style-name="ce24" office:value-type="float" office:value="0.0499999999999999" calcext:value-type="float">
            <text:p>0.05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table:style-name="ce20" office:value-type="float" office:value="0.9" calcext:value-type="float">
            <text:p>0.9</text:p>
          </table:table-cell>
          <table:table-cell table:style-name="ce24" office:value-type="float" office:value="0.0999999999999999" calcext:value-type="float">
            <text:p>0.1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  <table:table-cell table:style-name="ce20" office:value-type="float" office:value="0.85" calcext:value-type="float">
            <text:p>0.85</text:p>
          </table:table-cell>
          <table:table-cell table:style-name="ce24" office:value-type="float" office:value="0.15" calcext:value-type="float">
            <text:p>0.15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  <table:table-cell table:style-name="ce20" office:value-type="float" office:value="0.8" calcext:value-type="float">
            <text:p>0.8</text:p>
          </table:table-cell>
          <table:table-cell table:style-name="ce24" office:value-type="float" office:value="0.2" calcext:value-type="float">
            <text:p>0.2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table:style-name="ce20" office:value-type="float" office:value="0.75" calcext:value-type="float">
            <text:p>0.75</text:p>
          </table:table-cell>
          <table:table-cell table:style-name="ce24" office:value-type="float" office:value="0.25" calcext:value-type="float">
            <text:p>0.25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table:style-name="ce20" office:value-type="float" office:value="0.7" calcext:value-type="float">
            <text:p>0.7</text:p>
          </table:table-cell>
          <table:table-cell table:style-name="ce24" office:value-type="float" office:value="0.3" calcext:value-type="float">
            <text:p>0.3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table:style-name="ce20" office:value-type="float" office:value="0.65" calcext:value-type="float">
            <text:p>0.65</text:p>
          </table:table-cell>
          <table:table-cell table:style-name="ce24" office:value-type="float" office:value="0.35" calcext:value-type="float">
            <text:p>0.35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table:style-name="ce20" office:value-type="float" office:value="0.6" calcext:value-type="float">
            <text:p>0.6</text:p>
          </table:table-cell>
          <table:table-cell table:style-name="ce24" office:value-type="float" office:value="0.4" calcext:value-type="float">
            <text:p>0.4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  <table:table-cell table:style-name="ce20" office:value-type="float" office:value="0.55" calcext:value-type="float">
            <text:p>0.55</text:p>
          </table:table-cell>
          <table:table-cell table:style-name="ce24" office:value-type="float" office:value="0.45" calcext:value-type="float">
            <text:p>0.45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table:style-name="ce20" office:value-type="float" office:value="0.5" calcext:value-type="float">
            <text:p>0.5</text:p>
          </table:table-cell>
          <table:table-cell table:style-name="ce24" office:value-type="float" office:value="0.5" calcext:value-type="float">
            <text:p>0.5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table:style-name="ce20" office:value-type="float" office:value="0.45" calcext:value-type="float">
            <text:p>0.45</text:p>
          </table:table-cell>
          <table:table-cell table:style-name="ce24" office:value-type="float" office:value="0.55" calcext:value-type="float">
            <text:p>0.55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table:style-name="ce20" office:value-type="float" office:value="0.4" calcext:value-type="float">
            <text:p>0.4</text:p>
          </table:table-cell>
          <table:table-cell table:style-name="ce24" office:value-type="float" office:value="0.6" calcext:value-type="float">
            <text:p>0.6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table:style-name="ce20" office:value-type="float" office:value="0.35" calcext:value-type="float">
            <text:p>0.35</text:p>
          </table:table-cell>
          <table:table-cell table:style-name="ce24" office:value-type="float" office:value="0.65" calcext:value-type="float">
            <text:p>0.65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table:style-name="ce20" office:value-type="float" office:value="0.3" calcext:value-type="float">
            <text:p>0.3</text:p>
          </table:table-cell>
          <table:table-cell table:style-name="ce24" office:value-type="float" office:value="0.7" calcext:value-type="float">
            <text:p>0.7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table:style-name="ce20" office:value-type="float" office:value="0.25" calcext:value-type="float">
            <text:p>0.25</text:p>
          </table:table-cell>
          <table:table-cell table:style-name="ce24" office:value-type="float" office:value="0.75" calcext:value-type="float">
            <text:p>0.75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table:style-name="ce20" office:value-type="float" office:value="0.2" calcext:value-type="float">
            <text:p>0.2</text:p>
          </table:table-cell>
          <table:table-cell table:style-name="ce24" office:value-type="float" office:value="0.8" calcext:value-type="float">
            <text:p>0.8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table:style-name="ce20" office:value-type="float" office:value="0.15" calcext:value-type="float">
            <text:p>0.15</text:p>
          </table:table-cell>
          <table:table-cell table:style-name="ce24" office:value-type="float" office:value="0.85" calcext:value-type="float">
            <text:p>0.85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table:style-name="ce20" office:value-type="float" office:value="0.1" calcext:value-type="float">
            <text:p>0.1</text:p>
          </table:table-cell>
          <table:table-cell table:style-name="ce24" office:value-type="float" office:value="0.9" calcext:value-type="float">
            <text:p>0.9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table:style-name="ce20" office:value-type="float" office:value="0.05" calcext:value-type="float">
            <text:p>0.05</text:p>
          </table:table-cell>
          <table:table-cell table:style-name="ce24" office:value-type="float" office:value="0.95" calcext:value-type="float">
            <text:p>0.95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table:style-name="ce20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7"/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  <table:table-cell office:value-type="float" office:value="0.95" calcext:value-type="float">
            <text:p>0.95</text:p>
          </table:table-cell>
          <table:table-cell table:style-name="ce29" office:value-type="float" office:value="0.0499999999999999" calcext:value-type="float">
            <text:p>0.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table:style-name="ce29" office:value-type="float" office:value="0.0999999999999999" calcext:value-type="float">
            <text:p>0.1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0.85" calcext:value-type="float">
            <text:p>0.85</text:p>
          </table:table-cell>
          <table:table-cell table:style-name="ce29" office:value-type="float" office:value="0.15" calcext:value-type="float">
            <text:p>0.15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table:style-name="ce29"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0.75" calcext:value-type="float">
            <text:p>0.75</text:p>
          </table:table-cell>
          <table:table-cell table:style-name="ce29" office:value-type="float" office:value="0.25" calcext:value-type="float">
            <text:p>0.25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table:style-name="ce29"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table:style-name="ce29" office:value-type="float" office:value="0.35" calcext:value-type="float">
            <text:p>0.35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style-name="ce29"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0.55" calcext:value-type="float">
            <text:p>0.55</text:p>
          </table:table-cell>
          <table:table-cell table:style-name="ce29" office:value-type="float" office:value="0.45" calcext:value-type="float">
            <text:p>0.45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29"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  <table:table-cell office:value-type="float" office:value="0.45" calcext:value-type="float">
            <text:p>0.45</text:p>
          </table:table-cell>
          <table:table-cell table:style-name="ce29" office:value-type="float" office:value="0.55" calcext:value-type="float">
            <text:p>0.5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table:style-name="ce29"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table:style-name="ce29" office:value-type="float" office:value="0.65" calcext:value-type="float">
            <text:p>0.65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table:style-name="ce29"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  <table:table-cell office:value-type="float" office:value="0.25" calcext:value-type="float">
            <text:p>0.25</text:p>
          </table:table-cell>
          <table:table-cell table:style-name="ce29" office:value-type="float" office:value="0.75" calcext:value-type="float">
            <text:p>0.75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style-name="ce29"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0.15" calcext:value-type="float">
            <text:p>0.15</text:p>
          </table:table-cell>
          <table:table-cell table:style-name="ce29" office:value-type="float" office:value="0.85" calcext:value-type="float">
            <text:p>0.85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style-name="ce29"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  <table:table-cell office:value-type="float" office:value="0.05" calcext:value-type="float">
            <text:p>0.05</text:p>
          </table:table-cell>
          <table:table-cell table:style-name="ce29" office:value-type="float" office:value="0.95" calcext:value-type="float">
            <text:p>0.95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2"/>
        </table:table-row>
        <table:table-row table:style-name="ro1" table:number-rows-repeated="1048432">
          <table:table-cell table:number-columns-repeated="19"/>
        </table:table-row>
        <table:table-row table:style-name="ro1" table:number-rows-repeated="18">
          <table:table-cell/>
          <table:table-cell table:style-name="ce6"/>
          <table:table-cell table:style-name="Default" table:number-columns-repeated="11"/>
          <table:table-cell table:number-columns-repeated="6"/>
        </table:table-row>
        <table:table-row table:style-name="ro1">
          <table:table-cell/>
          <table:table-cell table:style-name="ce6"/>
          <table:table-cell table:style-name="Default" table:number-columns-repeated="11"/>
          <table:table-cell table:number-columns-repeated="6"/>
        </table:table-row>
        <calcext:conditional-formats>
          <calcext:conditional-format calcext:target-range-address="cells.B1:cells.M1 cells.B3:cells.B1048557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64:cells.C1048557 cells.C3:cells.C22 cells.C4:cells.C6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3:cells.D41 cells.D44:cells.D1048557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106:cells.E1048557 cells.E2:cells.E6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105:cells.F1048557 cells.F2:cells.F23 cells.F27:cells.F83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G106:cells.G1048557 cells.G2:cells.G83 cells.H23:cells.H62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63:cells.H1048557 cells.H2:cells.H22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2:cells.I1048557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57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57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57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57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D2:cells.D2 cells.B4:cells.B4 cells.B6:cells.B6 cells.B8:cells.B8 cells.B10:cells.B10 cells.B12:cells.B12 cells.B14:cells.B14 cells.B16:cells.B16 cells.B18:cells.B18 cells.B20:cells.B20 cells.B22:cells.B22 cells.C3:cells.C2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C2:cells.C22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B2:cells.B2 cells.B4:cells.B4 cells.B6:cells.B6 cells.B8:cells.B8 cells.B10:cells.B10 cells.B12:cells.B12 cells.B14:cells.B14 cells.B16:cells.B16 cells.B18:cells.B18 cells.B20:cells.B20 cells.B22:cells.B22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F24:cells.F2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D44:cells.D7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42:cells.D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84:cells.E104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G84:cells.G104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C63:cells.C63 cells.C25:cells.C59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F84:cells.F104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G105:cells.G125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5:44.035258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5:54.883891175</dc:date>
    <dc:creator>Robrecht Cannoodt</dc:creator>
    <meta:editing-duration>PT4H11M38S</meta:editing-duration>
    <meta:editing-cycles>57</meta:editing-cycles>
    <meta:document-statistic meta:table-count="2" meta:cell-count="659" meta:object-count="0"/>
  </office:meta>
</office:document-meta>
</file>